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8.00pt"/>
    </style:style>
    <style:style style:name="P2" style:family="paragraph">
      <style:paragraph-properties fo:line-height="100.00%" fo:text-align="left" fo:margin-bottom="8.00pt"/>
    </style:style>
    <style:style style:name="P3" style:family="paragraph">
      <style:paragraph-properties fo:line-height="100.00%" fo:text-align="left" fo:margin-left="36.00pt" fo:text-indent="0.00pt" fo:margin-bottom="8.00pt"/>
    </style:style>
    <style:style style:name="P4" style:family="paragraph">
      <style:paragraph-properties fo:line-height="100.00%" fo:text-align="left" fo:margin-bottom="8.00pt"/>
    </style:style>
    <style:style style:name="P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2"><text:span text:style-name="T1">Yêu c</text:span><text:span text:style-name="T2">ầu m</text:span><text:span text:style-name="T3">àn hình chính : Hi</text:span><text:span text:style-name="T4">ển thị<text:s/></text:span><text:span text:style-name="T5">đ</text:span><text:span text:style-name="T6">ầy<text:s/></text:span><text:span text:style-name="T7">đ</text:span><text:span text:style-name="T8">ủ số ng</text:span><text:span text:style-name="T9">ày công c</text:span><text:span text:style-name="T10">ủa c</text:span><text:span text:style-name="T11">ông nhân, l</text:span><text:span text:style-name="T12">ương, ghi ch</text:span><text:span text:style-name="T13">ú theo t</text:span><text:span text:style-name="T14">ừng th</text:span><text:span text:style-name="T15">áng</text:span></text:p>
      <text:p text:style-name="P2"><text:span text:style-name="T16">Ch</text:span><text:span text:style-name="T17">ức n</text:span><text:span text:style-name="T18">ăng</text:span></text:p>
      <text:p text:style-name="P3"><text:span text:style-name="T19">2.1:<text:s/></text:span><text:span text:style-name="T20">Đăng nh</text:span><text:span text:style-name="T21">ập: </text:span></text:p>
      <text:p text:style-name="P3"><text:span text:style-name="T22">2.1.1:</text:span></text:p>
      <text:p text:style-name="P3"><text:span text:style-name="T22">Quy</text:span><text:span text:style-name="T23">ền<text:s/></text:span><text:span text:style-name="T24">–</text:span><text:span text:style-name="T25"><text:s/>Ch</text:span><text:span text:style-name="T26">ức n</text:span><text:span text:style-name="T27">ăng : </text:span></text:p>
      <text:p text:style-name="P3"><text:span text:style-name="T28">1-admin( ch</text:span><text:span text:style-name="T29">ủ doanh nghiệp) : Sửa, x</text:span><text:span text:style-name="T30">óa danh sách công nhân, l</text:span><text:span text:style-name="T31">ịch l</text:span><text:span text:style-name="T32">àm, l</text:span><text:span text:style-name="T33">ương ( thư</text:span><text:span text:style-name="T34">ởng, phạt)</text:span></text:p>
      <text:p text:style-name="P3"><text:span text:style-name="T35">2-T</text:span><text:span text:style-name="T36">ổ tr</text:span><text:span text:style-name="T37">ư</text:span><text:span text:style-name="T38">ởng: sửa, x</text:span><text:span text:style-name="T39">óa s</text:span><text:span text:style-name="T40">ố l</text:span><text:span text:style-name="T41">ư</text:span><text:span text:style-name="T42">ợng sản phẩm, ghi ch</text:span><text:span text:style-name="T43">ú th</text:span><text:span text:style-name="T44">ư</text:span><text:span text:style-name="T45">ởng phạt của c</text:span><text:span text:style-name="T46">ông nhân theo ngày</text:span></text:p>
      <text:p text:style-name="P3"><text:span text:style-name="T47">3-Công nhân: xem<text:s/></text:span><text:span text:style-name="T48">đư</text:span><text:span text:style-name="T49">ợc tổng số ng</text:span><text:span text:style-name="T50">ày công, l</text:span><text:span text:style-name="T51">ương, thư</text:span><text:span text:style-name="T52">ởng phạt theo th</text:span><text:span text:style-name="T53">áng</text:span></text:p>
      <text:p text:style-name="P3"><text:span text:style-name="T54">2.2:</text:span></text:p>
      <text:p text:style-name="P3"><text:span text:style-name="T54"/></text:p>
      <text:p text:style-name="P4"><text:span text:style-name="T54">Ghi chú</text:span></text:p>
      <text:p text:style-name="P4"><text:span text:style-name="T54">Thêm ghi chú th</text:span><text:span text:style-name="T55">ư</text:span><text:span text:style-name="T56">ởng phạt (<text:s/></text:span><text:span text:style-name="T57">đi mu</text:span><text:span text:style-name="T58">ộn phạt theo ph</text:span><text:span text:style-name="T59">út, th</text:span><text:span text:style-name="T60">ư</text:span><text:span text:style-name="T61">ởng theo sản phẩm v</text:span><text:span text:style-name="T62">ư</text:span><text:span text:style-name="T63">ợt doanh số)</text:span></text:p>
      <text:p text:style-name="P4"><text:span text:style-name="T64">Ghi chú ngh</text:span><text:span text:style-name="T65">ỉ ph</text:span><text:span text:style-name="T66">ép </text:span></text:p>
      <text:p text:style-name="P5"><text:span text:style-name="T67"/></text:p>
      <text:p text:style-name="P5"><text:span text:style-name="T67"/></text:p>
      <text:p text:style-name="P5"><text:span text:style-name="T67">1. Nghi</text:span><text:span text:style-name="T68">ệp vụ chấm c</text:span><text:span text:style-name="T69">ông</text:span></text:p>
      <text:p text:style-name="P5"><text:span text:style-name="T70"/></text:p>
      <text:p text:style-name="P5"><text:span text:style-name="T71"/></text:p>
      <text:p text:style-name="P5"><text:span text:style-name="T72">Nghi</text:span><text:span text:style-name="T73">ệp vụ chấm c</text:span><text:span text:style-name="T74">ông ca hành chính:</text:span></text:p>
      <text:p text:style-name="P5"><text:span text:style-name="T75"/></text:p>
      <text:p text:style-name="P5"><text:span text:style-name="T76">Nhân viên làm gi</text:span><text:span text:style-name="T77">ờ h</text:span><text:span text:style-name="T78">ành chính, th</text:span><text:span text:style-name="T79">ỉnh thoảng l</text:span><text:span text:style-name="T80">àm thêm gi</text:span><text:span text:style-name="T81">ờ.</text:span></text:p>
      <text:p text:style-name="P5"><text:span text:style-name="T82">Th</text:span><text:span text:style-name="T83">ư</text:span><text:span text:style-name="T84">ờng gặp ở bộ phận v</text:span><text:span text:style-name="T85">ăn ph</text:span><text:span text:style-name="T86">òng c</text:span><text:span text:style-name="T87">ủa tất cả c</text:span><text:span text:style-name="T88">ác<text:s/></text:span><text:span text:style-name="T89">đơn v</text:span><text:span text:style-name="T90">ị.</text:span></text:p>
      <text:p text:style-name="P5"><text:span text:style-name="T91">Nghi</text:span><text:span text:style-name="T92">ệp vụ chấm c</text:span><text:span text:style-name="T93">ông ca kíp luân phiên:</text:span></text:p>
      <text:p text:style-name="P5"><text:span text:style-name="T94"/></text:p>
      <text:p text:style-name="P5"><text:span text:style-name="T95">Nhân viên làm vi</text:span><text:span text:style-name="T96">ệc theo ca k</text:span><text:span text:style-name="T97">íp và có<text:s/></text:span><text:span text:style-name="T98">đ</text:span><text:span text:style-name="T99">ổi ca</text:span></text:p>
      <text:p text:style-name="P5"><text:span text:style-name="T100">Th</text:span><text:span text:style-name="T101">ư</text:span><text:span text:style-name="T102">ờng gặp ở bộ phận sản xuất c</text:span><text:span text:style-name="T103">ông ty s</text:span><text:span text:style-name="T104">ản xuất may mặc,<text:s/></text:span><text:span text:style-name="T105">đi</text:span><text:span text:style-name="T106">ện tử, nh</text:span><text:span text:style-name="T107">ân viên ph</text:span><text:span text:style-name="T108">ục vụ nh</text:span><text:span text:style-name="T109">à hàng, c</text:span><text:span text:style-name="T110">ửa h</text:span><text:span text:style-name="T111">àng bán l</text:span><text:span text:style-name="T112">ẻ, rạp chiếu phim,…</text:span></text:p>
      <text:p text:style-name="P5"><text:span text:style-name="T113">Ngoài ra, còn m</text:span><text:span text:style-name="T114">ột m</text:span><text:span text:style-name="T115">ô hình ch</text:span><text:span text:style-name="T116">ấm c</text:span><text:span text:style-name="T117">ông<text:s/></text:span><text:span text:style-name="T118">đang ph</text:span><text:span text:style-name="T119">át tri</text:span><text:span text:style-name="T120">ển kh</text:span><text:span text:style-name="T121">ác là ch</text:span><text:span text:style-name="T122">ấm c</text:span><text:span text:style-name="T123">ông theo gi</text:span><text:span text:style-name="T124">ờ linh hoạt:</text:span></text:p>
      <text:p text:style-name="P5"><text:span text:style-name="T125"/></text:p>
      <text:p text:style-name="P5"><text:span text:style-name="T126">Nhân viên làm vi</text:span><text:span text:style-name="T127">ệc linh<text:s/></text:span><text:span text:style-name="T128">đ</text:span><text:span text:style-name="T129">ộng, kh</text:span><text:span text:style-name="T130">ông c</text:span><text:span text:style-name="T131">ần theo khung giờ cố<text:s/></text:span><text:span text:style-name="T132">đ</text:span><text:span text:style-name="T133">ịnh</text:span></text:p>
      <text:p text:style-name="P5"><text:span text:style-name="T134">Th</text:span><text:span text:style-name="T135">ư</text:span><text:span text:style-name="T136">ờng gặp ở nh</text:span><text:span text:style-name="T137">ân viên d</text:span><text:span text:style-name="T138">ịch vụ sửa chữa m</text:span><text:span text:style-name="T139">áy tính, nhân viên ph</text:span><text:span text:style-name="T140">ục vụ nh</text:span><text:span text:style-name="T141">à hàng, r</text:span><text:span text:style-name="T142">ạp chiếu phim, …</text:span></text:p>
      <text:p text:style-name="P5"><text:span text:style-name="T143">B</text:span><text:span text:style-name="T144">ảng chấm c</text:span><text:span text:style-name="T145">ông hàng ngày/hàng tháng<text:s/></text:span><text:span text:style-name="T146">đư</text:span><text:span text:style-name="T147">ợc lập dựa tr</text:span><text:span text:style-name="T148">ên các y</text:span><text:span text:style-name="T149">ếu tố sau:</text:span></text:p>
      <text:p text:style-name="P5"><text:span text:style-name="T150"/></text:p>
      <text:p text:style-name="P5"><text:span text:style-name="T151">–</text:span><text:span text:style-name="T152"><text:s/>Th</text:span><text:span text:style-name="T153">ời gian ng</text:span><text:span text:style-name="T154">ư</text:span><text:span text:style-name="T155">ời lao<text:s/></text:span><text:span text:style-name="T156">đ</text:span><text:span text:style-name="T157">ộng c</text:span><text:span text:style-name="T158">ó<text:s/></text:span><text:span text:style-name="T159">đi l</text:span><text:span text:style-name="T160">àm:<text:s/></text:span><text:span text:style-name="T161">đư</text:span><text:span text:style-name="T162">ợc ghi nhận thủ c</text:span><text:span text:style-name="T163">ông ho</text:span><text:span text:style-name="T164">ặc bằng thiết bị chấm c</text:span><text:span text:style-name="T165">ông, d</text:span><text:span text:style-name="T166">ựa tr</text:span><text:span text:style-name="T167">ên quy<text:s/></text:span><text:span text:style-name="T168">đ</text:span><text:span text:style-name="T169">ịnh ph</text:span><text:span text:style-name="T170">ân ca, quy<text:s/></text:span><text:span text:style-name="T171">đ</text:span><text:span text:style-name="T172">ịnh l</text:span><text:span text:style-name="T173">àm thêm,<text:s/></text:span><text:span text:style-name="T174">đi mu</text:span><text:span text:style-name="T175">ộn về sớm,…</text:span></text:p>
      <text:p text:style-name="P5"><text:span text:style-name="T176"/></text:p>
      <text:p text:style-name="P5"><text:span text:style-name="T177">–</text:span><text:span text:style-name="T178"><text:s/>Th</text:span><text:span text:style-name="T179">ời gian ng</text:span><text:span text:style-name="T180">ư</text:span><text:span text:style-name="T181">ời lao<text:s/></text:span><text:span text:style-name="T182">đ</text:span><text:span text:style-name="T183">ộng vắng mặt, bao gồm:</text:span></text:p>
      <text:p text:style-name="P5"><text:span text:style-name="T184"/></text:p>
      <text:p text:style-name="P5"><text:span text:style-name="T185">Đi c</text:span><text:span text:style-name="T186">ông tác:<text:s/></text:span><text:span text:style-name="T187">Đư</text:span><text:span text:style-name="T188">ợc ghi nhận bằng<text:s/></text:span><text:span text:style-name="T189">đơn c</text:span><text:span text:style-name="T190">ông tác.</text:span></text:p>
      <text:p text:style-name="P5"><text:span text:style-name="T191">Ngh</text:span><text:span text:style-name="T192">ỉ ph</text:span><text:span text:style-name="T193">ép/ngh</text:span><text:span text:style-name="T194">ỉ thai sản/nghỉ ốm:<text:s/></text:span><text:span text:style-name="T195">Đư</text:span><text:span text:style-name="T196">ợc ghi nhận bằng<text:s/></text:span><text:span text:style-name="T197">đơn xin ngh</text:span><text:span text:style-name="T198">ỉ hoặc kh</text:span><text:span text:style-name="T199">ông có thông tin<text:s/></text:span><text:span text:style-name="T200">đi l</text:span><text:span text:style-name="T201">àm thì xác<text:s/></text:span><text:span text:style-name="T202">đ</text:span><text:span text:style-name="T203">ịnh l</text:span><text:span text:style-name="T204">à ngh</text:span><text:span text:style-name="T205">ỉ.</text:span></text:p>
      <text:p text:style-name="P5"><text:span text:style-name="T206">Ngh</text:span><text:span text:style-name="T207">ỉ lễ tết: Theo quy<text:s/></text:span><text:span text:style-name="T208">đ</text:span><text:span text:style-name="T209">ịnh của nh</text:span><text:span text:style-name="T210">à n</text:span><text:span text:style-name="T211">ư</text:span><text:span text:style-name="T212">ớc v</text:span><text:span text:style-name="T213">à doanh nghi</text:span><text:span text:style-name="T214">ệp.</text:span></text:p>
      <text:p text:style-name="P5"><text:span text:style-name="T215">1.1. Mô hình ch</text:span><text:span text:style-name="T216">ấm c</text:span><text:span text:style-name="T217">ông hành chính:</text:span></text:p>
      <text:p text:style-name="P5"><text:span text:style-name="T218">Đ</text:span><text:span text:style-name="T219">ặc<text:s/></text:span><text:span text:style-name="T220">đi</text:span><text:span text:style-name="T221">ểm của m</text:span><text:span text:style-name="T222">ô hình ch</text:span><text:span text:style-name="T223">ấm c</text:span><text:span text:style-name="T224">ông hành chính là:</text:span></text:p>
      <text:p text:style-name="P5"><text:span text:style-name="T225"/></text:p>
      <text:p text:style-name="P5"><text:span text:style-name="T226">V</text:span><text:span text:style-name="T227">ề thời gian l</text:span><text:span text:style-name="T228">àm vi</text:span><text:span text:style-name="T229">ệc: </text:span></text:p>
      <text:p text:style-name="P5"><text:span text:style-name="T230"/></text:p>
      <text:p text:style-name="P5"><text:span text:style-name="T231">Thông th</text:span><text:span text:style-name="T232">ư</text:span><text:span text:style-name="T233">ờng 8h<text:s/></text:span><text:span text:style-name="T234">–</text:span><text:span text:style-name="T235"><text:s/>17h30, ngh</text:span><text:span text:style-name="T236">ỉ tr</text:span><text:span text:style-name="T237">ưa 12h- 13h30.</text:span></text:p>
      <text:p text:style-name="P5"><text:span text:style-name="T238">Làm vi</text:span><text:span text:style-name="T239">ệc từ thứ 2<text:s/></text:span><text:span text:style-name="T240">đ</text:span><text:span text:style-name="T241">ến thứ 6 hoặc từ thứ 2<text:s/></text:span><text:span text:style-name="T242">đ</text:span><text:span text:style-name="T243">ến s</text:span><text:span text:style-name="T244">áng th</text:span><text:span text:style-name="T245">ứ 7 hoặc thứ 7 l</text:span><text:span text:style-name="T246">àm cách tu</text:span><text:span text:style-name="T247">ần.</text:span></text:p>
      <text:p text:style-name="P5"><text:span text:style-name="T248">Có th</text:span><text:span text:style-name="T249">ể c</text:span><text:span text:style-name="T250">ó làm thêm gi</text:span><text:span text:style-name="T251">ờ (t</text:span><text:span text:style-name="T252">ùy b</text:span><text:span text:style-name="T253">ộ phận).</text:span></text:p>
      <text:p text:style-name="P5"><text:span text:style-name="T254">V</text:span><text:span text:style-name="T255">ề<text:s/></text:span><text:span text:style-name="T256">đ</text:span><text:span text:style-name="T257">ịa<text:s/></text:span><text:span text:style-name="T258">đi</text:span><text:span text:style-name="T259">ểm l</text:span><text:span text:style-name="T260">àm vi</text:span><text:span text:style-name="T261">ệc:</text:span></text:p>
      <text:p text:style-name="P5"><text:span text:style-name="T262"/></text:p>
      <text:p text:style-name="P5"><text:span text:style-name="T263">Đ</text:span><text:span text:style-name="T264">ịa<text:s/></text:span><text:span text:style-name="T265">đi</text:span><text:span text:style-name="T266">ểm l</text:span><text:span text:style-name="T267">àm vi</text:span><text:span text:style-name="T268">ệc th</text:span><text:span text:style-name="T269">ư</text:span><text:span text:style-name="T270">ờng cố<text:s/></text:span><text:span text:style-name="T271">đ</text:span><text:span text:style-name="T272">ịnh,<text:s/></text:span><text:span text:style-name="T273">ít di chuy</text:span><text:span text:style-name="T274">ển.</text:span></text:p>
      <text:p text:style-name="P5"><text:span text:style-name="T275">Thông th</text:span><text:span text:style-name="T276">ư</text:span><text:span text:style-name="T277">ờng l</text:span><text:span text:style-name="T278">àm vi</text:span><text:span text:style-name="T279">ệc tại v</text:span><text:span text:style-name="T280">ăn ph</text:span><text:span text:style-name="T281">òng.</text:span></text:p>
      <text:p text:style-name="P5"><text:span text:style-name="T282">Riêng b</text:span><text:span text:style-name="T283">ộ phận kinh doanh c</text:span><text:span text:style-name="T284">ó th</text:span><text:span text:style-name="T285">ể phải l</text:span><text:span text:style-name="T286">àm vi</text:span><text:span text:style-name="T287">ệc b</text:span><text:span text:style-name="T288">ên ngoài th</text:span><text:span text:style-name="T289">ị tr</text:span><text:span text:style-name="T290">ư</text:span><text:span text:style-name="T291">ờng.</text:span></text:p>
      <text:p text:style-name="P5"><text:span text:style-name="T292">Lu</text:span><text:span text:style-name="T293">ồng nghiệp vụ chấm c</text:span><text:span text:style-name="T294">ông cho mô hình ch</text:span><text:span text:style-name="T295">ấm c</text:span><text:span text:style-name="T296">ông hành chính<text:s/></text:span><text:span text:style-name="T297">đư</text:span><text:span text:style-name="T298">ợc minh họa trong h</text:span><text:span text:style-name="T299">ình d</text:span><text:span text:style-name="T300">ư</text:span><text:span text:style-name="T301">ới<text:s/></text:span><text:span text:style-name="T302">đ</text:span><text:span text:style-name="T303">ây:</text:span></text:p>
      <text:p text:style-name="P5"><text:span text:style-name="T304"/></text:p>
      <text:p text:style-name="P5"><text:span text:style-name="T305"><text:s/></text:span></text:p>
      <text:p text:style-name="P5"><text:span text:style-name="T306"/></text:p>
      <text:p text:style-name="P5"><text:span text:style-name="T306"/></text:p>
      <text:p text:style-name="P5"><text:span text:style-name="T307">Mô hình ch</text:span><text:span text:style-name="T308">ấm c</text:span><text:span text:style-name="T309">ông hành chính</text:span></text:p>
      <text:p text:style-name="P5"><text:span text:style-name="T310">Lu</text:span><text:span text:style-name="T311">ồng nghiệp vụ chấm c</text:span><text:span text:style-name="T312">ông hành chính xu</text:span><text:span text:style-name="T313">ất ph</text:span><text:span text:style-name="T314">át t</text:span><text:span text:style-name="T315">ừ việc HR x</text:span><text:span text:style-name="T316">ây d</text:span><text:span text:style-name="T317">ựng quy<text:s/></text:span><text:span text:style-name="T318">đ</text:span><text:span text:style-name="T319">ịnh chấm c</text:span><text:span text:style-name="T320">ông cho toàn h</text:span><text:span text:style-name="T321">ệ thống c</text:span><text:span text:style-name="T322">ông ty. Sau khi ph</text:span><text:span text:style-name="T323">ổ biến cho nh</text:span><text:span text:style-name="T324">ân viên và th</text:span><text:span text:style-name="T325">ực hiện chấm c</text:span><text:span text:style-name="T326">ông chi ti</text:span><text:span text:style-name="T327">ết h</text:span><text:span text:style-name="T328">àng ngày, HR s</text:span><text:span text:style-name="T329">ẽ tổng hợp c</text:span><text:span text:style-name="T330">ông. Báo cáo t</text:span><text:span text:style-name="T331">ổng hợp c</text:span><text:span text:style-name="T332">ông c</text:span><text:span text:style-name="T333">ủa từng c</text:span><text:span text:style-name="T334">á nhân s</text:span><text:span text:style-name="T335">ẽ<text:s/></text:span><text:span text:style-name="T336">đư</text:span><text:span text:style-name="T337">ợc gửi cho nh</text:span><text:span text:style-name="T338">ân viên. Sau khi có xác nh</text:span><text:span text:style-name="T339">ận của nh</text:span><text:span text:style-name="T340">ân viên, HR s</text:span><text:span text:style-name="T341">ẽ thực hiện b</text:span><text:span text:style-name="T342">áo cáo công<text:s/></text:span><text:span text:style-name="T343">đ</text:span><text:span text:style-name="T344">ể t</text:span><text:span text:style-name="T345">ính l</text:span><text:span text:style-name="T346">ương v</text:span><text:span text:style-name="T347">à thanh toán cho ng</text:span><text:span text:style-name="T348">ư</text:span><text:span text:style-name="T349">ời lao<text:s/></text:span><text:span text:style-name="T350">đ</text:span><text:span text:style-name="T351">ộng.</text:span></text:p>
      <text:p text:style-name="P5"><text:span text:style-name="T352"/></text:p>
      <text:p text:style-name="P5"><text:span text:style-name="T353">N</text:span><text:span text:style-name="T354">ếu c</text:span><text:span text:style-name="T355">ó b</text:span><text:span text:style-name="T356">ất cứ ph</text:span><text:span text:style-name="T357">át sinh nào trong quá trình công tác: xin ngh</text:span><text:span text:style-name="T358">ỉ,<text:s/></text:span><text:span text:style-name="T359">đi c</text:span><text:span text:style-name="T360">ông tác, ngh</text:span><text:span text:style-name="T361">ỉ ph</text:span><text:span text:style-name="T362">ép,… Qu</text:span><text:span text:style-name="T363">ản l</text:span><text:span text:style-name="T364">ý s</text:span><text:span text:style-name="T365">ẽ duyệt<text:s/></text:span><text:span text:style-name="T366">đơn</text:span></text:p>
      <text:p text:style-name="P5"><text:span text:style-name="T367"/></text:p>
      <text:p text:style-name="P5"><text:span text:style-name="T368">1.1.1. Nghi</text:span><text:span text:style-name="T369">ệp vụ chấm c</text:span><text:span text:style-name="T370">ông hàng ngày</text:span></text:p>
      <text:p text:style-name="P5"><text:span text:style-name="T371">Đ</text:span><text:span text:style-name="T372">ối với nh</text:span><text:span text:style-name="T373">ân viên HR: Hàng ngày, HR th</text:span><text:span text:style-name="T374">ực hiện chấm c</text:span><text:span text:style-name="T375">ông chi ti</text:span><text:span text:style-name="T376">ết v</text:span><text:span text:style-name="T377">à theo dõi nhân viên ngh</text:span><text:span text:style-name="T378">ỉ, nh</text:span><text:span text:style-name="T379">ân viên<text:s/></text:span><text:span text:style-name="T380">đi mu</text:span><text:span text:style-name="T381">ộn, về sớm,…c</text:span><text:span text:style-name="T382">ăn c</text:span><text:span text:style-name="T383">ứ v</text:span><text:span text:style-name="T384">ào d</text:span><text:span text:style-name="T385">ữ liệu chấm c</text:span><text:span text:style-name="T386">ông và các<text:s/></text:span><text:span text:style-name="T387">đơn xin ngh</text:span><text:span text:style-name="T388">ỉ,<text:s/></text:span><text:span text:style-name="T389">đi c</text:span><text:span text:style-name="T390">ông tác, làm thêm gi</text:span><text:span text:style-name="T391">ờ (nếu c</text:span><text:span text:style-name="T392">ó),…</text:span></text:p>
      <text:p text:style-name="P5"><text:span text:style-name="T393"/></text:p>
      <text:p text:style-name="P5"><text:span text:style-name="T394">Đ</text:span><text:span text:style-name="T395">ối với nh</text:span><text:span text:style-name="T396">ân viên:</text:span></text:p>
      <text:p text:style-name="P5"><text:span text:style-name="T397"/></text:p>
      <text:p text:style-name="P5"><text:span text:style-name="T398">Hàng ngày nhân viên th</text:span><text:span text:style-name="T399">ực hiện chấm c</text:span><text:span text:style-name="T400">ông thông qua công c</text:span><text:span text:style-name="T401">ụ chấm c</text:span><text:span text:style-name="T402">ông.</text:span></text:p>
      <text:p text:style-name="P5"><text:span text:style-name="T403">N</text:span><text:span text:style-name="T404">ếu nghỉ hoặc<text:s/></text:span><text:span text:style-name="T405">đi c</text:span><text:span text:style-name="T406">ông tác thì th</text:span><text:span text:style-name="T407">ực hiện lập<text:s/></text:span><text:span text:style-name="T408">đơn xin ngh</text:span><text:span text:style-name="T409">ỉ/<text:s/></text:span><text:span text:style-name="T410">đi c</text:span><text:span text:style-name="T411">ông tác<text:s/></text:span><text:span text:style-name="T412">đ</text:span><text:span text:style-name="T413">ể<text:s/></text:span><text:span text:style-name="T414">đư</text:span><text:span text:style-name="T415">ợc chấm c</text:span><text:span text:style-name="T416">ông.</text:span></text:p>
      <text:p text:style-name="P5"><text:span text:style-name="T417">N</text:span><text:span text:style-name="T418">ếu c</text:span><text:span text:style-name="T419">ó làm thêm gi</text:span><text:span text:style-name="T420">ờ th</text:span><text:span text:style-name="T421">ì c</text:span><text:span text:style-name="T422">ũng c</text:span><text:span text:style-name="T423">ần lập<text:s/></text:span><text:span text:style-name="T424">đơn đ</text:span><text:span text:style-name="T425">ề nghị l</text:span><text:span text:style-name="T426">àm thêm gi</text:span><text:span text:style-name="T427">ờ<text:s/></text:span><text:span text:style-name="T428">đ</text:span><text:span text:style-name="T429">ể<text:s/></text:span><text:span text:style-name="T430">đư</text:span><text:span text:style-name="T431">ợc chấm c</text:span><text:span text:style-name="T432">ông t</text:span><text:span text:style-name="T433">ăng ca.</text:span></text:p>
      <text:p text:style-name="P5"><text:span text:style-name="T434">Đ</text:span><text:span text:style-name="T435">ối với quản l</text:span><text:span text:style-name="T436">ý: Duy</text:span><text:span text:style-name="T437">ệt<text:s/></text:span><text:span text:style-name="T438">đơn xin ngh</text:span><text:span text:style-name="T439">ỉ,<text:s/></text:span><text:span text:style-name="T440">đơn đi c</text:span><text:span text:style-name="T441">ông tác và<text:s/></text:span><text:span text:style-name="T442">đ</text:span><text:span text:style-name="T443">ề nghị l</text:span><text:span text:style-name="T444">àm thêm cho nhân viên theo quy<text:s/></text:span><text:span text:style-name="T445">đ</text:span><text:span text:style-name="T446">ịnh.</text:span></text:p>
      <text:p text:style-name="P5"><text:span text:style-name="T447"/></text:p>
      <text:p text:style-name="P5"><text:span text:style-name="T448">1.1.2. Nghi</text:span><text:span text:style-name="T449">ệp vụ chấm c</text:span><text:span text:style-name="T450">ông cu</text:span><text:span text:style-name="T451">ối th</text:span><text:span text:style-name="T452">áng</text:span></text:p>
      <text:p text:style-name="P5"><text:span text:style-name="T453">Đ</text:span><text:span text:style-name="T454">ối với HR:</text:span></text:p>
      <text:p text:style-name="P5"><text:span text:style-name="T455"/></text:p>
      <text:p text:style-name="P5"><text:span text:style-name="T456">T</text:span><text:span text:style-name="T457">ổng hợp c</text:span><text:span text:style-name="T458">ông theo ngày công cho nhân viên: phân bi</text:span><text:span text:style-name="T459">ệt c</text:span><text:span text:style-name="T460">ông ngày th</text:span><text:span text:style-name="T461">ư</text:span><text:span text:style-name="T462">ờng, ng</text:span><text:span text:style-name="T463">ày ngh</text:span><text:span text:style-name="T464">ỉ, ng</text:span><text:span text:style-name="T465">ày l</text:span><text:span text:style-name="T466">ễ v</text:span><text:span text:style-name="T467">à làm thêm gi</text:span><text:span text:style-name="T468">ờ ban ng</text:span><text:span text:style-name="T469">ày, ban<text:s/></text:span><text:span text:style-name="T470">đ</text:span><text:span text:style-name="T471">êm theo quy<text:s/></text:span><text:span text:style-name="T472">đ</text:span><text:span text:style-name="T473">ịnh nh</text:span><text:span text:style-name="T474">à n</text:span><text:span text:style-name="T475">ư</text:span><text:span text:style-name="T476">ớc.</text:span></text:p>
      <text:p text:style-name="P5"><text:span text:style-name="T477">Xác nh</text:span><text:span text:style-name="T478">ận c</text:span><text:span text:style-name="T479">ông v</text:span><text:span text:style-name="T480">ới nh</text:span><text:span text:style-name="T481">ân viên.</text:span></text:p>
      <text:p text:style-name="P5"><text:span text:style-name="T482">Đ</text:span><text:span text:style-name="T483">ối với nh</text:span><text:span text:style-name="T484">ân viên: Xác nh</text:span><text:span text:style-name="T485">ận c</text:span><text:span text:style-name="T486">ông.</text:span></text:p>
      <text:p text:style-name="P5"><text:span text:style-name="T487"/></text:p>
      <text:p text:style-name="P5"><text:span text:style-name="T488">1.1.3. Nghi</text:span><text:span text:style-name="T489">ệp vụ chấm c</text:span><text:span text:style-name="T490">ông phát sinh</text:span></text:p>
      <text:p text:style-name="P5"><text:span text:style-name="T491">Đ</text:span><text:span text:style-name="T492">ối với HR:</text:span></text:p>
      <text:p text:style-name="P5"><text:span text:style-name="T493"/></text:p>
      <text:p text:style-name="P5"><text:span text:style-name="T494">Tr</text:span><text:span text:style-name="T495">ư</text:span><text:span text:style-name="T496">ờng hợp nghỉ lễ HR tự chấm c</text:span><text:span text:style-name="T497">ông cho nhân viên theo quy<text:s/></text:span><text:span text:style-name="T498">đ</text:span><text:span text:style-name="T499">ịnh.</text:span></text:p>
      <text:p text:style-name="P5"><text:span text:style-name="T500">HR theo dõi tình hình ngh</text:span><text:span text:style-name="T501">ỉ ph</text:span><text:span text:style-name="T502">ép c</text:span><text:span text:style-name="T503">ủa nh</text:span><text:span text:style-name="T504">ân viên<text:s/></text:span><text:span text:style-name="T505">đ</text:span><text:span text:style-name="T506">ể kiểm tra việc duyệt<text:s/></text:span><text:span text:style-name="T507">đơn ho</text:span><text:span text:style-name="T508">ặc thanh to</text:span><text:span text:style-name="T509">án phép t</text:span><text:span text:style-name="T510">ồn bằng tiền.</text:span></text:p>
      <text:p text:style-name="P5"><text:span text:style-name="T511">HR báo cáo ch</text:span><text:span text:style-name="T512">ấm c</text:span><text:span text:style-name="T513">ông v</text:span><text:span text:style-name="T514">ới l</text:span><text:span text:style-name="T515">ãnh<text:s/></text:span><text:span text:style-name="T516">đ</text:span><text:span text:style-name="T517">ạo<text:s/></text:span><text:span text:style-name="T518">đ</text:span><text:span text:style-name="T519">ịnh kỳ hoặc khi c</text:span><text:span text:style-name="T520">ó yêu c</text:span><text:span text:style-name="T521">ầu.</text:span></text:p>
      <text:p text:style-name="P5"><text:span text:style-name="T522">Đ</text:span><text:span text:style-name="T523">ối với nh</text:span><text:span text:style-name="T524">ân viên: Tr</text:span><text:span text:style-name="T525">ư</text:span><text:span text:style-name="T526">ờng hợp nghỉ lễ nh</text:span><text:span text:style-name="T527">ân viên không c</text:span><text:span text:style-name="T528">ần chấm c</text:span><text:span text:style-name="T529">ông ho</text:span><text:span text:style-name="T530">ặc l</text:span><text:span text:style-name="T531">àm<text:s/></text:span><text:span text:style-name="T532">đơn.</text:span></text:p>
      <text:p text:style-name="P5"><text:span text:style-name="T533"/></text:p>
      <text:p text:style-name="P5"><text:span text:style-name="T534">1.2. Mô hình ch</text:span><text:span text:style-name="T535">ấm c</text:span><text:span text:style-name="T536">ông theo ca</text:span></text:p>
      <text:p text:style-name="P5"><text:span text:style-name="T537">Đ</text:span><text:span text:style-name="T538">ặc<text:s/></text:span><text:span text:style-name="T539">đi</text:span><text:span text:style-name="T540">ểm của m</text:span><text:span text:style-name="T541">ô hình ch</text:span><text:span text:style-name="T542">ấm c</text:span><text:span text:style-name="T543">ông hành chính là:</text:span></text:p>
      <text:p text:style-name="P5"><text:span text:style-name="T544"/></text:p>
      <text:p text:style-name="P5"><text:span text:style-name="T545">V</text:span><text:span text:style-name="T546">ề thời gian l</text:span><text:span text:style-name="T547">àm vi</text:span><text:span text:style-name="T548">ệc: </text:span></text:p>
      <text:p text:style-name="P5"><text:span text:style-name="T549"/></text:p>
      <text:p text:style-name="P5"><text:span text:style-name="T550">Th</text:span><text:span text:style-name="T551">ư</text:span><text:span text:style-name="T552">ờng c</text:span><text:span text:style-name="T553">ó 2 ca: 9h<text:s/></text:span><text:span text:style-name="T554">–</text:span><text:span text:style-name="T555"><text:s/>15h, 15h -21h (</text:span><text:span text:style-name="T556">đ</text:span><text:span text:style-name="T557">ối với bộ phận dịch vụ, b</text:span><text:span text:style-name="T558">án hàng). Ho</text:span><text:span text:style-name="T559">ặc 3 ca: 6h-14h, 14h-22h, 22h-6h h</text:span><text:span text:style-name="T560">ôm sau (</text:span><text:span text:style-name="T561">đ</text:span><text:span text:style-name="T562">ối với bộ phận sản xuất).</text:span></text:p>
      <text:p text:style-name="P5"><text:span text:style-name="T563">Làm vi</text:span><text:span text:style-name="T564">ệc kh</text:span><text:span text:style-name="T565">ông có ngày ngh</text:span><text:span text:style-name="T566">ỉ tuần cố<text:s/></text:span><text:span text:style-name="T567">đ</text:span><text:span text:style-name="T568">ịnh.</text:span></text:p>
      <text:p text:style-name="P5"><text:span text:style-name="T569">V</text:span><text:span text:style-name="T570">ề<text:s/></text:span><text:span text:style-name="T571">đ</text:span><text:span text:style-name="T572">ịa<text:s/></text:span><text:span text:style-name="T573">đi</text:span><text:span text:style-name="T574">ểm l</text:span><text:span text:style-name="T575">àm vi</text:span><text:span text:style-name="T576">ệc:<text:s/></text:span><text:span text:style-name="T577">Đ</text:span><text:span text:style-name="T578">ịa<text:s/></text:span><text:span text:style-name="T579">đi</text:span><text:span text:style-name="T580">ểm l</text:span><text:span text:style-name="T581">àm vi</text:span><text:span text:style-name="T582">ệc th</text:span><text:span text:style-name="T583">ư</text:span><text:span text:style-name="T584">ờng cố<text:s/></text:span><text:span text:style-name="T585">đ</text:span><text:span text:style-name="T586">ịnh,<text:s/></text:span><text:span text:style-name="T587">ít di chuy</text:span><text:span text:style-name="T588">ển.</text:span></text:p>
      <text:p text:style-name="P5"><text:span text:style-name="T589"/></text:p>
      <text:p text:style-name="P5"><text:span text:style-name="T590">Lu</text:span><text:span text:style-name="T591">ồng nghiệp vụ chấm c</text:span><text:span text:style-name="T592">ông cho mô hình ch</text:span><text:span text:style-name="T593">ấm c</text:span><text:span text:style-name="T594">ông theo ca<text:s/></text:span><text:span text:style-name="T595">đư</text:span><text:span text:style-name="T596">ợc minh họa trong h</text:span><text:span text:style-name="T597">ình d</text:span><text:span text:style-name="T598">ư</text:span><text:span text:style-name="T599">ới<text:s/></text:span><text:span text:style-name="T600">đ</text:span><text:span text:style-name="T601">ây:</text:span></text:p>
      <text:p text:style-name="P5"><text:span text:style-name="T602"/></text:p>
      <text:p text:style-name="P5"><text:span text:style-name="T602"/></text:p>
      <text:p text:style-name="P5"><text:span text:style-name="T603">Mô hình ch</text:span><text:span text:style-name="T604">ấm c</text:span><text:span text:style-name="T605">ông theo ca</text:span></text:p>
      <text:p text:style-name="P5"><text:span text:style-name="T606">Lu</text:span><text:span text:style-name="T607">ồng nghiệp vụ chấm c</text:span><text:span text:style-name="T608">ông theo ca c</text:span><text:span text:style-name="T609">ũng xu</text:span><text:span text:style-name="T610">ất ph</text:span><text:span text:style-name="T611">át t</text:span><text:span text:style-name="T612">ừ việc x</text:span><text:span text:style-name="T613">ây d</text:span><text:span text:style-name="T614">ựng quy tr</text:span><text:span text:style-name="T615">ình ch</text:span><text:span text:style-name="T616">ấm c</text:span><text:span text:style-name="T617">ông c</text:span><text:span text:style-name="T618">ủa HR. Sau<text:s/></text:span><text:span text:style-name="T619">đ</text:span><text:span text:style-name="T620">ó vi</text:span><text:span text:style-name="T621">ệc lập bảng ph</text:span><text:span text:style-name="T622">ân ca s</text:span><text:span text:style-name="T623">ẽ<text:s/></text:span><text:span text:style-name="T624">đư</text:span><text:span text:style-name="T625">ợc duyệt lại bởi cấp quản l</text:span><text:span text:style-name="T626">ý. Nh</text:span><text:span text:style-name="T627">ững quy tr</text:span><text:span text:style-name="T628">ình ti</text:span><text:span text:style-name="T629">ếp theo t</text:span><text:span text:style-name="T630">ương t</text:span><text:span text:style-name="T631">ự nh</text:span><text:span text:style-name="T632">ư lu</text:span><text:span text:style-name="T633">ồng nghiệp vụ chấm c</text:span><text:span text:style-name="T634">ông hành chính.</text:span></text:p>
      <text:p text:style-name="P5"><text:span text:style-name="T635"/></text:p>
      <text:p text:style-name="P5"><text:span text:style-name="T636">1.2.1. Nghi</text:span><text:span text:style-name="T637">ệp vụ chấm c</text:span><text:span text:style-name="T638">ông hàng ngày</text:span></text:p>
      <text:p text:style-name="P5"><text:span text:style-name="T639">Đ</text:span><text:span text:style-name="T640">ối với HR:</text:span></text:p>
      <text:p text:style-name="P5"><text:span text:style-name="T641"/></text:p>
      <text:p text:style-name="P5"><text:span text:style-name="T642">Theo dõi b</text:span><text:span text:style-name="T643">ảng ph</text:span><text:span text:style-name="T644">ân ca.</text:span></text:p>
      <text:p text:style-name="P5"><text:span text:style-name="T645">Theo dõi tình hình tuân th</text:span><text:span text:style-name="T646">ủ quy<text:s/></text:span><text:span text:style-name="T647">đ</text:span><text:span text:style-name="T648">ịnh về giờ giấc l</text:span><text:span text:style-name="T649">àm vi</text:span><text:span text:style-name="T650">ệc<text:s/></text:span><text:span text:style-name="T651">đ</text:span><text:span text:style-name="T652">ể c</text:span><text:span text:style-name="T653">ó nh</text:span><text:span text:style-name="T654">ắc nhở hoặc trừ l</text:span><text:span text:style-name="T655">ương.</text:span></text:p>
      <text:p text:style-name="P5"><text:span text:style-name="T656">HR theo dõi ngh</text:span><text:span text:style-name="T657">ỉ b</text:span><text:span text:style-name="T658">ù<text:s/></text:span><text:span text:style-name="T659">đ</text:span><text:span text:style-name="T660">ể kiểm so</text:span><text:span text:style-name="T661">át vi</text:span><text:span text:style-name="T662">ệc duyệt<text:s/></text:span><text:span text:style-name="T663">đơn ngh</text:span><text:span text:style-name="T664">ỉ b</text:span><text:span text:style-name="T665">ù t</text:span><text:span text:style-name="T666">ương t</text:span><text:span text:style-name="T667">ự nghỉ ph</text:span><text:span text:style-name="T668">ép.</text:span></text:p>
      <text:p text:style-name="P5"><text:span text:style-name="T669">Đ</text:span><text:span text:style-name="T670">ối với nh</text:span><text:span text:style-name="T671">ân viên:</text:span></text:p>
      <text:p text:style-name="P5"><text:span text:style-name="T672"/></text:p>
      <text:p text:style-name="P5"><text:span text:style-name="T673">Đ</text:span><text:span text:style-name="T674">ổi ca cho nhau khi c</text:span><text:span text:style-name="T675">ó vi</text:span><text:span text:style-name="T676">ệc<text:s/></text:span><text:span text:style-name="T677">đ</text:span><text:span text:style-name="T678">ột xuất nh</text:span><text:span text:style-name="T679">ưng kh</text:span><text:span text:style-name="T680">ông mu</text:span><text:span text:style-name="T681">ốn nghỉ l</text:span><text:span text:style-name="T682">àm.</text:span></text:p>
      <text:p text:style-name="P5"><text:span text:style-name="T683">M</text:span><text:span text:style-name="T684">ột số<text:s/></text:span><text:span text:style-name="T685">đơn v</text:span><text:span text:style-name="T686">ị kh</text:span><text:span text:style-name="T687">ông tính l</text:span><text:span text:style-name="T688">ương tăng ca m</text:span><text:span text:style-name="T689">à cho phép ngh</text:span><text:span text:style-name="T690">ỉ b</text:span><text:span text:style-name="T691">ù cho th</text:span><text:span text:style-name="T692">ời gian t</text:span><text:span text:style-name="T693">ăng ca, khi ngh</text:span><text:span text:style-name="T694">ỉ b</text:span><text:span text:style-name="T695">ù, nhân viên l</text:span><text:span text:style-name="T696">ập<text:s/></text:span><text:span text:style-name="T697">đơn xin ngh</text:span><text:span text:style-name="T698">ỉ b</text:span><text:span text:style-name="T699">ù<text:s/></text:span><text:span text:style-name="T700">đ</text:span><text:span text:style-name="T701">ể vẫn<text:s/></text:span><text:span text:style-name="T702">đư</text:span><text:span text:style-name="T703">ợc h</text:span><text:span text:style-name="T704">ư</text:span><text:span text:style-name="T705">ởng l</text:span><text:span text:style-name="T706">ương nh</text:span><text:span text:style-name="T707">ững ng</text:span><text:span text:style-name="T708">ày<text:s/></text:span><text:span text:style-name="T709">đ</text:span><text:span text:style-name="T710">ó.</text:span></text:p>
      <text:p text:style-name="P5"><text:span text:style-name="T711">Đ</text:span><text:span text:style-name="T712">ối với quản l</text:span><text:span text:style-name="T713">ý:<text:s/></text:span><text:span text:style-name="T714">Đ</text:span><text:span text:style-name="T715">ổi ca<text:s/></text:span><text:span text:style-name="T716">đ</text:span><text:span text:style-name="T717">ịnh kỳ (hay c</text:span><text:span text:style-name="T718">òn g</text:span><text:span text:style-name="T719">ọi l</text:span><text:span text:style-name="T720">à x</text:span><text:span text:style-name="T721">ếp ca l</text:span><text:span text:style-name="T722">àm vi</text:span><text:span text:style-name="T723">ệc) cho c</text:span><text:span text:style-name="T724">ác nhân viên ho</text:span><text:span text:style-name="T725">ặc c</text:span><text:span text:style-name="T726">ác b</text:span><text:span text:style-name="T727">ộ phận<text:s/></text:span><text:span text:style-name="T728">đ</text:span><text:span text:style-name="T729">ể<text:s/></text:span><text:span text:style-name="T730">đ</text:span><text:span text:style-name="T731">ảm bảo sức khỏe cho nh</text:span><text:span text:style-name="T732">ân viên nh</text:span><text:span text:style-name="T733">ưng v</text:span><text:span text:style-name="T734">ẫn<text:s/></text:span><text:span text:style-name="T735">đ</text:span><text:span text:style-name="T736">ủ nh</text:span><text:span text:style-name="T737">ân s</text:span><text:span text:style-name="T738">ự thực hiện hoạt<text:s/></text:span><text:span text:style-name="T739">đ</text:span><text:span text:style-name="T740">ộng sản xuất kinh doanh.</text:span></text:p>
      <text:p text:style-name="P5"><text:span text:style-name="T741"/></text:p>
      <text:p text:style-name="P5"><text:span text:style-name="T742">1.2.2. Nghi</text:span><text:span text:style-name="T743">ệp vụ chấm c</text:span><text:span text:style-name="T744">ông cu</text:span><text:span text:style-name="T745">ối th</text:span><text:span text:style-name="T746">áng</text:span></text:p>
      <text:p text:style-name="P5"><text:span text:style-name="T747">Đ</text:span><text:span text:style-name="T748">ối với HR: Tổng hợp c</text:span><text:span text:style-name="T749">ông theo ca cho nhân viên và phân bi</text:span><text:span text:style-name="T750">ệt ca ng</text:span><text:span text:style-name="T751">ày, ca<text:s/></text:span><text:span text:style-name="T752">đ</text:span><text:span text:style-name="T753">êm, ngày th</text:span><text:span text:style-name="T754">ư</text:span><text:span text:style-name="T755">ờng, ng</text:span><text:span text:style-name="T756">ày l</text:span><text:span text:style-name="T757">ễ<text:s/></text:span><text:span text:style-name="T758">đ</text:span><text:span text:style-name="T759">ể phục vụ t</text:span><text:span text:style-name="T760">ính l</text:span><text:span text:style-name="T761">ương theo quy đ</text:span><text:span text:style-name="T762">ịnh của nh</text:span><text:span text:style-name="T763">à n</text:span><text:span text:style-name="T764">ư</text:span><text:span text:style-name="T765">ớc.</text:span><text:span text:style-name="T76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